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pitch="fixed" style:font-charset="x-symbol"/>
    <style:font-face style:name="OpenSymbol" svg:font-family="OpenSymbol" style:font-pitch="variable" style:font-charset="x-symbol"/>
    <style:font-face style:name="Lohit Devanagari1" svg:font-family="'Lohit Devanagari'"/>
    <style:font-face style:name="FreeMono" svg:font-family="FreeMono" style:font-family-generic="modern" style:font-pitch="fixed"/>
    <style:font-face style:name="Jomolhari" svg:font-family="Jomolhari" style:font-pitch="variable"/>
    <style:font-face style:name="Khmer OS" svg:font-family="'Khmer OS'" style:font-pitch="variable"/>
    <style:font-face style:name="Lohit Assamese" svg:font-family="'Lohit Assamese'" style:font-pitch="variable"/>
    <style:font-face style:name="Meera" svg:font-family="Meera" style:font-pitch="variable"/>
    <style:font-face style:name="Padauk" svg:font-family="Padauk" style:font-pitch="variable"/>
    <style:font-face style:name="Waree" svg:font-family="Waree" style:font-pitch="variable"/>
    <style:font-face style:name="WenQuanYi Zen Hei Mono" svg:font-family="'WenQuanYi Zen Hei Mono'" style:font-pitch="variable"/>
    <style:font-face style:name="WenQuanYi Zen Hei Sharp" svg:font-family="'WenQuanYi Zen Hei Sharp'" style:font-pitch="variable"/>
    <style:font-face style:name="Caladea" svg:font-family="Caladea" style:font-family-generic="roman"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Carlito" svg:font-family="Carlito"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anumGothic" svg:font-family="NanumGothic" style:font-family-generic="swiss" style:font-pitch="variable"/>
    <style:font-face style:name="Nimbus Sans L" svg:font-family="'Nimbus Sans L'" style:font-family-generic="swiss" style:font-pitch="variable"/>
    <style:font-face style:name="Noto Sans Lisu" svg:font-family="'Noto Sans Lisu'"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harp1"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font-name="Waree" officeooo:rsid="00055a48" officeooo:paragraph-rsid="00055a48"/>
    </style:style>
    <style:style style:name="P2" style:family="paragraph" style:parent-style-name="Standard">
      <style:paragraph-properties fo:text-align="justify" style:justify-single-word="false"/>
      <style:text-properties style:font-name="Waree" officeooo:rsid="00055a48" officeooo:paragraph-rsid="00055a48"/>
    </style:style>
    <style:style style:name="P3" style:family="paragraph" style:parent-style-name="Standard">
      <style:paragraph-properties fo:text-align="justify" style:justify-single-word="false"/>
      <style:text-properties style:font-name="Waree" fo:font-size="13pt" officeooo:rsid="00055a48" officeooo:paragraph-rsid="00055a48" style:font-size-asian="13pt" style:font-size-complex="13pt"/>
    </style:style>
    <style:style style:name="P4" style:family="paragraph" style:parent-style-name="Standard">
      <style:paragraph-properties fo:text-align="justify" style:justify-single-word="false"/>
      <style:text-properties style:font-name="Waree" fo:font-size="13pt" fo:font-weight="bold" officeooo:rsid="00055a48" officeooo:paragraph-rsid="00055a48" style:font-size-asian="13pt" style:font-weight-asian="bold" style:font-size-complex="13pt" style:font-weight-complex="bold"/>
    </style:style>
    <style:style style:name="P5" style:family="paragraph" style:parent-style-name="Standard">
      <style:paragraph-properties fo:text-align="justify" style:justify-single-word="false" fo:break-before="page"/>
      <style:text-properties style:font-name="Waree" fo:font-size="13pt" fo:font-weight="bold" officeooo:rsid="00055a48" officeooo:paragraph-rsid="00055a48" style:font-size-asian="13pt" style:font-weight-asian="bold" style:font-size-complex="13pt" style:font-weight-complex="bold"/>
    </style:style>
    <style:style style:name="T1" style:family="text">
      <style:text-properties fo:font-size="18pt" style:font-size-asian="18pt" style:font-size-complex="18pt"/>
    </style:style>
    <style:style style:name="T2" style:family="text">
      <style:text-properties officeooo:rsid="00074212"/>
    </style:style>
    <style:style style:name="T3" style:family="text">
      <style:text-properties fo:font-weight="bold" style:font-weight-asian="bold" style:font-weight-complex="bold"/>
    </style:style>
    <style:style style:name="T4" style:family="text">
      <style:text-properties fo:font-weight="bold" officeooo:rsid="00074212" style:font-weight-asian="bold" style:font-weight-complex="bold"/>
    </style:style>
    <style:style style:name="T5" style:family="text">
      <style:text-properties officeooo:rsid="0008f6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rquitecto de Software</text:span></text:p>
      <text:p text:style-name="P2"/>
      <text:p text:style-name="P2"/>
      <text:p text:style-name="P3"><text:span text:style-name="T3">INTRODUCCI</text:span><text:span text:style-name="T4">Ó</text:span><text:span text:style-name="T3">N</text:span></text:p>
      <text:p text:style-name="P3">En la actualidad, la palabra “arquitectura” muchos la asocian al termino de construir y diseñar edificios, pero en realidad esta palabra sobre sale en varias ramas, no solo de las de dibujo sino que a la vez en las ramas económicas y empresariales, sin mencionar en la rama que principalmente a la cual se dirige el presente escrito, la "Informática".</text:p>
      <text:p text:style-name="P3"/>
      <text:p text:style-name="P3">También uno de los aspectos importantes por los cuales se llegó a la iniciativa sobre la indagación del tema, es debido a las habilidades que puede llegar a poseer este tipo de personas dentro de una empresa, y que puede no solo aplicarlas a la vida real sino en la profesional.</text:p>
      <text:p text:style-name="P3"/>
      <text:p text:style-name="P3">El auge que está tomando este tipo de definición en el campo de las tecnologías de información, es bastante alta, ya que facilita y comprende no solo la parte de la administración de la solución dentro del negocio, sino que a la vez tener una comunicación certera y clara entre los demás integrantes que participan dentro del mismo.</text:p>
      <text:p text:style-name="P3"/>
      <text:p text:style-name="P3"/>
      <text:p text:style-name="P3"><text:span text:style-name="T3">ARQUITECTURA DE SOFTWARE</text:span></text:p>
      <text:p text:style-name="P3">Para poder entender la importancia que tiene un Arquitecto de Software dentro del área de Tecnología (IT), se tendrá que comprender la definición de "Arquitectura". Por eso se dará a continuación una breve explicación con definiciones para una mejor comprensión del tema.</text:p>
      <text:p text:style-name="P3"/>
      <text:p text:style-name="P4"/>
      <text:p text:style-name="P5"/>
      <text:p text:style-name="P4">ARQUITECTURA</text:p>
      <text:p text:style-name="P3">Según el diccionario de la lengua española RAE, el significado de esta palabra en la rama de las artes es proyectar y construir edificios; a la vez en el área de Tecnología (IT) consiste en una estructura lógica y física de los componentes que posee un computador. Otra definición es la que da la IEEE 1471, la cual nos indica que es la organización fundamental de un sistema, que se detalla en: componentes, la relación que existe entre ellos y el ambiente, también los principios que guían el diseño y evolución del mismo.</text:p>
      <text:p text:style-name="P3"/>
      <text:p text:style-name="P3">Y la definición expresada por Rick Kazman en su libro "Arquitectura de Software en la Práctica", <text:span text:style-name="T5">manifiesta</text:span>: “La estructura de las estructuras de un sistema, la cual abarca componentes de software, propiedades externas visibles de estos componentes y sus relaciones”.</text:p>
      <text:p text:style-name="P3"/>
      <text:p text:style-name="P3">Algo importante a tomar en consideración es que la arquitectura siempre se deberá tomar como una respuesta hacia un problema dado.</text:p>
      <text:p text:style-name="P3"/>
      <text:p text:style-name="P3"/>
      <text:p text:style-name="P4">ARQUITECTO</text:p>
      <text:p text:style-name="P3">Según la IEEE 1471 su significado es la persona, equipo u organización responsable por la arquitectura del sistema que se está llevando a cabo.</text:p>
      <text:p text:style-name="P3"/>
      <text:p text:style-name="P4">Características y Competencias del Arquitecto de Software</text:p>
      <text:p text:style-name="P3">La investigación sobre este aspecto, nos lleva a que esta persona o grupo de personas debido a la integración de trabajo, tienen como objeto principal y personal, competencias técnicas y a la vez conocimientos tecnológicos sobre la rama especifica. Esto conlleva a investigar nuevas tecnologías, estructuras de soporte definidas y las mejores prácticas que existen y que se utilizan en la actualidad.</text:p>
      <text:p text:style-name="P3"/>
      <text:p text:style-name="P3"><text:soft-page-break/>Algo que cabe destacar en este tipo de personas y las que laboran en el tema expuesto, es el desarrollo rápido que llegan a tener, debido a un profundo conocimiento en una tecnología especifica. A la vez que pueden llegar a trabajar con información muy ambigua o incompleta. Sin embargo, la persona que se quiere adentrar en esta rama, debe poseer un liderazgo y autoridad, lo cual implica que debe de seguir y dirigir al mismo tiempo. También ser un buen comunicador hacia diversas partes que posee un negocio. Y hablando de negocio, debe poseer un dominio completo sobre el mismo y volverse un negociador en ciertas partes, lo cual nos da a entender que debe tener una visión fuerte y grande para los negocios.</text:p>
      <text:p text:style-name="P3"/>
      <text:p text:style-name="P3">Además, algo que tiene este tipo de persona dentro de su trabajo, es que tiene muy clara la política que maneja la empresa u organización, siempre teniendo una gran madurez, una orientación por objetivos, pro-actividad, y un juicio crítico propio.</text:p>
      <text:p text:style-name="P3"/>
      <text:p text:style-name="P4">Responsabilidades</text:p>
      <text:p text:style-name="P3">Una de las más grandes, es poder brindar una arquitectura correcta para solucionar el problema que se está desarrollando. Esto conlleva a definir y documentar la misma, asegurándose que este en relación con el sistema que se desea, y a la vez que sea la mejor forma de brindar soporte y evolución del mismo.</text:p>
      <text:p text:style-name="P3"/>
      <text:p text:style-name="P3">Otro tipo de responsabilidad es la de asegurarse que todas las personas involucradas estén utilizando la arquitectura proporcionada y que el desarrollo del proyecto marche bien. Esto es para poder resolver cualquier tipo de inquietud que surja, que esté relacionada con la selección de herramientas en cada uno de los ambientes de desarrollo.</text:p>
      <text:p text:style-name="P3"/>
      <text:p text:style-name="P3">Uno de los factores positivos de las responsabilidades, es resolver conflictos y a la vez ayudar a generar acuerdos, manteniendo una moral en el grupo que abarca a los designados a la arquitectura.</text:p>
      <text:p text:style-name="P3"><text:soft-page-break/></text:p>
      <text:p text:style-name="P4">Fases en que participa </text:p>
      <text:p text:style-name="P3">• Análisis</text:p>
      <text:p text:style-name="P3">• Desarrollo</text:p>
      <text:p text:style-name="P3">• Documentación</text:p>
      <text:p text:style-name="P3">• Mantenimiento e Implementación</text:p>
      <text:p text:style-name="P3"/>
      <text:p text:style-name="P4">Tipos de Arquitecto</text:p>
      <text:p text:style-name="P3">• Arquitecto Empresarial (Corporativo)</text:p>
      <text:p text:style-name="P3">• Arquitecto de Soluciones (Funcional)</text:p>
      <text:p text:style-name="P3">• Arquitecto Técnico</text:p>
      <text:p text:style-name="P3"/>
      <text:p text:style-name="P4">CONCLUSIONES</text:p>
      <text:p text:style-name="P3">Uno de los aspectos principales a tomar en cuenta es la participación que llega a tener dentro de la empresa el Arquitecto de Software. Los aportes que puede generar por medio del negocio son bastante grandes, debido al conocimiento y dominio del tema el cual es esencial para la comunicación en cualquier rama de la empresa. </text:p>
      <text:p text:style-name="P3"/>
      <text:p text:style-name="P3">También, identificar las habilidades sino los potenciales que pueden llegar a tener los arquitectos de software, ya que de una manera organizada y entendible pueden a llegar a solucionar por medio del diseño, los requerimientos necesarios que necesite el sistema a desarrollar.</text:p>
      <text:p text:style-name="P3"/>
      <text:p text:style-name="P3">Y otro punto a tomar en cuenta, es que el arquitecto de software se encuentra incluido dentro de toda la rama de desarrollo de la solución ya que puede asistir sobre consultas o inconvenientes que pueden llegar a darse durante la elaboración del mis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ebdings" svg:font-family="Webdings" style:font-pitch="fixed" style:font-charset="x-symbol"/>
    <style:font-face style:name="OpenSymbol" svg:font-family="OpenSymbol" style:font-pitch="variable" style:font-charset="x-symbol"/>
    <style:font-face style:name="Lohit Devanagari1" svg:font-family="'Lohit Devanagari'"/>
    <style:font-face style:name="FreeMono" svg:font-family="FreeMono" style:font-family-generic="modern" style:font-pitch="fixed"/>
    <style:font-face style:name="Jomolhari" svg:font-family="Jomolhari" style:font-pitch="variable"/>
    <style:font-face style:name="Khmer OS" svg:font-family="'Khmer OS'" style:font-pitch="variable"/>
    <style:font-face style:name="Lohit Assamese" svg:font-family="'Lohit Assamese'" style:font-pitch="variable"/>
    <style:font-face style:name="Meera" svg:font-family="Meera" style:font-pitch="variable"/>
    <style:font-face style:name="Padauk" svg:font-family="Padauk" style:font-pitch="variable"/>
    <style:font-face style:name="Waree" svg:font-family="Waree" style:font-pitch="variable"/>
    <style:font-face style:name="WenQuanYi Zen Hei Mono" svg:font-family="'WenQuanYi Zen Hei Mono'" style:font-pitch="variable"/>
    <style:font-face style:name="WenQuanYi Zen Hei Sharp" svg:font-family="'WenQuanYi Zen Hei Sharp'" style:font-pitch="variable"/>
    <style:font-face style:name="Caladea" svg:font-family="Caladea" style:font-family-generic="roman"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Carlito" svg:font-family="Carlito"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anumGothic" svg:font-family="NanumGothic" style:font-family-generic="swiss" style:font-pitch="variable"/>
    <style:font-face style:name="Nimbus Sans L" svg:font-family="'Nimbus Sans L'" style:font-family-generic="swiss" style:font-pitch="variable"/>
    <style:font-face style:name="Noto Sans Lisu" svg:font-family="'Noto Sans Lisu'"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harp1"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WenQuanYi Zen Hei Sharp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CO" style:letter-kerning="true" style:font-name-asian="WenQuanYi Zen Hei Sharp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1"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2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s62 des62</meta:initial-creator>
    <meta:creation-date>2016-01-26T08:11:01.840012391</meta:creation-date>
    <dc:date>2016-01-26T11:15:28.963339276</dc:date>
    <dc:creator>des62 des62</dc:creator>
    <meta:editing-duration>PT33M25S</meta:editing-duration>
    <meta:editing-cycles>5</meta:editing-cycles>
    <meta:generator>LibreOffice/4.2.8.2$Linux_X86_64 LibreOffice_project/420$Build-2</meta:generator>
    <meta:document-statistic meta:table-count="0" meta:image-count="0" meta:object-count="0" meta:page-count="4" meta:paragraph-count="34" meta:word-count="945" meta:character-count="5730" meta:non-whitespace-character-count="4816"/>
  </office:meta>
</office:document-meta>
</file>